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E</text:p>
          </table:table-cell>
          <table:table-cell table:number-columns-repeated="7" office:value-type="float" office:value="1">
            <text:p>1</text:p>
          </table:table-cell>
        </table:table-row>
        <table:table-row table:style-name="ro1">
          <table:table-cell office:value-type="string">
            <text:p>Mcut</text:p>
          </table:table-cell>
          <table:table-cell office:value-type="float" office:value="1.65">
            <text:p>1.65</text:p>
          </table:table-cell>
          <table:table-cell office:value-type="float" office:value="1.53">
            <text:p>1.53</text:p>
          </table:table-cell>
          <table:table-cell office:value-type="float" office:value="1.7">
            <text:p>1.7</text:p>
          </table:table-cell>
          <table:table-cell office:value-type="float" office:value="1.85">
            <text:p>1.85</text:p>
          </table:table-cell>
          <table:table-cell office:value-type="float" office:value="1.91">
            <text:p>1.91</text:p>
          </table:table-cell>
          <table:table-cell office:value-type="float" office:value="2.06">
            <text:p>2.06</text:p>
          </table:table-cell>
          <table:table-cell office:value-type="float" office:value="3.17">
            <text:p>3.17</text:p>
          </table:table-cell>
        </table:table-row>
        <table:table-row table:style-name="ro1">
          <table:table-cell office:value-type="string">
            <text:p>p</text:p>
          </table:table-cell>
          <table:table-cell table:style-name="ce1" office:value-type="float" office:value="6.44">
            <text:p>6.44E+00</text:p>
          </table:table-cell>
          <table:table-cell table:style-name="ce1" office:value-type="float" office:value="7.45">
            <text:p>7.45E+00</text:p>
          </table:table-cell>
          <table:table-cell table:style-name="ce1" office:value-type="float" office:value="8.46">
            <text:p>8.46E+00</text:p>
          </table:table-cell>
          <table:table-cell table:style-name="ce1" office:value-type="float" office:value="8.43">
            <text:p>8.43E+00</text:p>
          </table:table-cell>
          <table:table-cell table:style-name="ce1" office:value-type="float" office:value="9.8">
            <text:p>9.80E+00</text:p>
          </table:table-cell>
          <table:table-cell table:style-name="ce1" office:value-type="float" office:value="11">
            <text:p>1.10E+01</text:p>
          </table:table-cell>
          <table:table-cell table:style-name="ce1" office:value-type="float" office:value="12.9">
            <text:p>1.29E+0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7.19E−15</text:p>
          </table:table-cell>
          <table:table-cell office:value-type="string">
            <text:p>3.38E−12</text:p>
          </table:table-cell>
          <table:table-cell office:value-type="string">
            <text:p>3.07E−15</text:p>
          </table:table-cell>
          <table:table-cell office:value-type="string">
            <text:p>4.35E−16</text:p>
          </table:table-cell>
          <table:table-cell office:value-type="string">
            <text:p>4.46E−16</text:p>
          </table:table-cell>
          <table:table-cell office:value-type="string">
            <text:p>5.03E−16</text:p>
          </table:table-cell>
          <table:table-cell office:value-type="string">
            <text:p>7.03E−14</text:p>
          </table:table-cell>
        </table:table-row>
        <table:table-row table:style-name="ro1">
          <table:table-cell office:value-type="string">
            <text:p>3He</text:p>
          </table:table-cell>
          <table:table-cell office:value-type="string">
            <text:p>1.43E−04</text:p>
          </table:table-cell>
          <table:table-cell office:value-type="string">
            <text:p>1.53E−04</text:p>
          </table:table-cell>
          <table:table-cell office:value-type="string">
            <text:p>1.57E−04</text:p>
          </table:table-cell>
          <table:table-cell office:value-type="string">
            <text:p>1.60E−04</text:p>
          </table:table-cell>
          <table:table-cell office:value-type="string">
            <text:p>1.26E−04</text:p>
          </table:table-cell>
          <table:table-cell office:value-type="string">
            <text:p>1.44E−04</text:p>
          </table:table-cell>
          <table:table-cell office:value-type="string">
            <text:p>1.21E−04</text:p>
          </table:table-cell>
        </table:table-row>
        <table:table-row table:style-name="ro1">
          <table:table-cell office:value-type="string">
            <text:p>4He</text:p>
          </table:table-cell>
          <table:table-cell table:style-name="ce1" office:value-type="float" office:value="3.86">
            <text:p>3.86E+00</text:p>
          </table:table-cell>
          <table:table-cell table:style-name="ce1" office:value-type="float" office:value="5.16">
            <text:p>5.16E+00</text:p>
          </table:table-cell>
          <table:table-cell table:style-name="ce1" office:value-type="float" office:value="6.54">
            <text:p>6.54E+00</text:p>
          </table:table-cell>
          <table:table-cell table:style-name="ce1" office:value-type="float" office:value="5.94">
            <text:p>5.94E+00</text:p>
          </table:table-cell>
          <table:table-cell table:style-name="ce1" office:value-type="float" office:value="6.97">
            <text:p>6.97E+00</text:p>
          </table:table-cell>
          <table:table-cell table:style-name="ce1" office:value-type="float" office:value="8.38">
            <text:p>8.38E+00</text:p>
          </table:table-cell>
          <table:table-cell table:style-name="ce1" office:value-type="float" office:value="10.9">
            <text:p>1.09E+01</text:p>
          </table:table-cell>
        </table:table-row>
        <table:table-row table:style-name="ro1">
          <table:table-cell office:value-type="string">
            <text:p>6Li</text:p>
          </table:table-cell>
          <table:table-cell office:value-type="string">
            <text:p>2.37E−17</text:p>
          </table:table-cell>
          <table:table-cell office:value-type="string">
            <text:p>1.11E−17</text:p>
          </table:table-cell>
          <table:table-cell office:value-type="string">
            <text:p>8.84E−18</text:p>
          </table:table-cell>
          <table:table-cell office:value-type="string">
            <text:p>2.40E−23</text:p>
          </table:table-cell>
          <table:table-cell office:value-type="string">
            <text:p>2.35E−21</text:p>
          </table:table-cell>
          <table:table-cell office:value-type="string">
            <text:p>2.75E−23</text:p>
          </table:table-cell>
          <table:table-cell office:value-type="string">
            <text:p>2.29E−16</text:p>
          </table:table-cell>
        </table:table-row>
        <table:table-row table:style-name="ro1">
          <table:table-cell office:value-type="string">
            <text:p>7Li</text:p>
          </table:table-cell>
          <table:table-cell office:value-type="string">
            <text:p>6.34E−10</text:p>
          </table:table-cell>
          <table:table-cell office:value-type="string">
            <text:p>3.76E−13</text:p>
          </table:table-cell>
          <table:table-cell office:value-type="string">
            <text:p>5.83E−13</text:p>
          </table:table-cell>
          <table:table-cell office:value-type="string">
            <text:p>8.47E−11</text:p>
          </table:table-cell>
          <table:table-cell office:value-type="string">
            <text:p>9.12E−13</text:p>
          </table:table-cell>
          <table:table-cell office:value-type="string">
            <text:p>1.12E−12</text:p>
          </table:table-cell>
          <table:table-cell office:value-type="string">
            <text:p>6.68E−12</text:p>
          </table:table-cell>
        </table:table-row>
        <table:table-row table:style-name="ro1">
          <table:table-cell office:value-type="string">
            <text:p>9Be</text:p>
          </table:table-cell>
          <table:table-cell office:value-type="string">
            <text:p>2.33E−17</text:p>
          </table:table-cell>
          <table:table-cell office:value-type="string">
            <text:p>9.06E−16</text:p>
          </table:table-cell>
          <table:table-cell office:value-type="string">
            <text:p>9.32E−17</text:p>
          </table:table-cell>
          <table:table-cell office:value-type="string">
            <text:p>1.43E−23</text:p>
          </table:table-cell>
          <table:table-cell office:value-type="string">
            <text:p>2.05E−25</text:p>
          </table:table-cell>
          <table:table-cell table:style-name="ce1" office:value-type="float" office:value="0">
            <text:p>0.00E+00</text:p>
          </table:table-cell>
          <table:table-cell office:value-type="string">
            <text:p>4.06E−16</text:p>
          </table:table-cell>
        </table:table-row>
        <table:table-row table:style-name="ro1">
          <table:table-cell office:value-type="string">
            <text:p>10B</text:p>
          </table:table-cell>
          <table:table-cell office:value-type="string">
            <text:p>1.15E−11</text:p>
          </table:table-cell>
          <table:table-cell office:value-type="string">
            <text:p>6.01E−12</text:p>
          </table:table-cell>
          <table:table-cell office:value-type="string">
            <text:p>6.57E−12</text:p>
          </table:table-cell>
          <table:table-cell office:value-type="string">
            <text:p>2.37E−12</text:p>
          </table:table-cell>
          <table:table-cell office:value-type="string">
            <text:p>7.60E−12</text:p>
          </table:table-cell>
          <table:table-cell office:value-type="string">
            <text:p>2.25E−12</text:p>
          </table:table-cell>
          <table:table-cell office:value-type="string">
            <text:p>2.01E−12</text:p>
          </table:table-cell>
        </table:table-row>
        <table:table-row table:style-name="ro1">
          <table:table-cell office:value-type="string">
            <text:p>11B</text:p>
          </table:table-cell>
          <table:table-cell office:value-type="string">
            <text:p>5.11E−11</text:p>
          </table:table-cell>
          <table:table-cell office:value-type="string">
            <text:p>2.68E−11</text:p>
          </table:table-cell>
          <table:table-cell office:value-type="string">
            <text:p>2.94E−11</text:p>
          </table:table-cell>
          <table:table-cell office:value-type="string">
            <text:p>1.03E−11</text:p>
          </table:table-cell>
          <table:table-cell office:value-type="string">
            <text:p>3.42E−11</text:p>
          </table:table-cell>
          <table:table-cell office:value-type="string">
            <text:p>1.01E−11</text:p>
          </table:table-cell>
          <table:table-cell office:value-type="string">
            <text:p>7.01E−12</text:p>
          </table:table-cell>
        </table:table-row>
        <table:table-row table:style-name="ro1">
          <table:table-cell office:value-type="string">
            <text:p>12C</text:p>
          </table:table-cell>
          <table:table-cell office:value-type="string">
            <text:p>1.07E−01</text:p>
          </table:table-cell>
          <table:table-cell office:value-type="string">
            <text:p>8.50E−02</text:p>
          </table:table-cell>
          <table:table-cell office:value-type="string">
            <text:p>1.29E−01</text:p>
          </table:table-cell>
          <table:table-cell office:value-type="string">
            <text:p>1.28E−01</text:p>
          </table:table-cell>
          <table:table-cell office:value-type="string">
            <text:p>2.15E−01</text:p>
          </table:table-cell>
          <table:table-cell office:value-type="string">
            <text:p>1.21E−01</text:p>
          </table:table-cell>
          <table:table-cell office:value-type="string">
            <text:p>7.37E−02</text:p>
          </table:table-cell>
        </table:table-row>
        <table:table-row table:style-name="ro1">
          <table:table-cell office:value-type="string">
            <text:p>13C</text:p>
          </table:table-cell>
          <table:table-cell office:value-type="string">
            <text:p>1.67E−04</text:p>
          </table:table-cell>
          <table:table-cell office:value-type="string">
            <text:p>5.38E−05</text:p>
          </table:table-cell>
          <table:table-cell office:value-type="string">
            <text:p>7.20E−05</text:p>
          </table:table-cell>
          <table:table-cell office:value-type="string">
            <text:p>1.96E−05</text:p>
          </table:table-cell>
          <table:table-cell office:value-type="string">
            <text:p>9.81E−05</text:p>
          </table:table-cell>
          <table:table-cell office:value-type="string">
            <text:p>8.20E−05</text:p>
          </table:table-cell>
          <table:table-cell office:value-type="string">
            <text:p>2.82E−04</text:p>
          </table:table-cell>
        </table:table-row>
        <table:table-row table:style-name="ro1">
          <table:table-cell office:value-type="string">
            <text:p>14N</text:p>
          </table:table-cell>
          <table:table-cell office:value-type="string">
            <text:p>9.07E−03</text:p>
          </table:table-cell>
          <table:table-cell office:value-type="string">
            <text:p>3.58E−03</text:p>
          </table:table-cell>
          <table:table-cell office:value-type="string">
            <text:p>4.47E−03</text:p>
          </table:table-cell>
          <table:table-cell office:value-type="string">
            <text:p>1.29E−02</text:p>
          </table:table-cell>
          <table:table-cell office:value-type="string">
            <text:p>9.20E−03</text:p>
          </table:table-cell>
          <table:table-cell office:value-type="string">
            <text:p>6.19E−03</text:p>
          </table:table-cell>
          <table:table-cell office:value-type="string">
            <text:p>8.69E−03</text:p>
          </table:table-cell>
        </table:table-row>
        <table:table-row table:style-name="ro1">
          <table:table-cell office:value-type="string">
            <text:p>15N</text:p>
          </table:table-cell>
          <table:table-cell office:value-type="string">
            <text:p>7.57E−06</text:p>
          </table:table-cell>
          <table:table-cell office:value-type="string">
            <text:p>8.59E−07</text:p>
          </table:table-cell>
          <table:table-cell office:value-type="string">
            <text:p>9.21E−07</text:p>
          </table:table-cell>
          <table:table-cell office:value-type="string">
            <text:p>1.37E−06</text:p>
          </table:table-cell>
          <table:table-cell office:value-type="string">
            <text:p>7.24E−06</text:p>
          </table:table-cell>
          <table:table-cell office:value-type="string">
            <text:p>3.79E−07</text:p>
          </table:table-cell>
          <table:table-cell office:value-type="string">
            <text:p>2.44E−06</text:p>
          </table:table-cell>
        </table:table-row>
        <table:table-row table:style-name="ro1">
          <table:table-cell office:value-type="string">
            <text:p>16O</text:p>
          </table:table-cell>
          <table:table-cell office:value-type="string">
            <text:p>5.04E−01</text:p>
          </table:table-cell>
          <table:table-cell office:value-type="string">
            <text:p>2.94E−01</text:p>
          </table:table-cell>
          <table:table-cell office:value-type="string">
            <text:p>4.22E−01</text:p>
          </table:table-cell>
          <table:table-cell table:style-name="ce1" office:value-type="float" office:value="2.18">
            <text:p>2.18E+00</text:p>
          </table:table-cell>
          <table:table-cell table:style-name="ce1" office:value-type="float" office:value="3.82">
            <text:p>3.82E+00</text:p>
          </table:table-cell>
          <table:table-cell table:style-name="ce1" office:value-type="float" office:value="5.33">
            <text:p>5.33E+00</text:p>
          </table:table-cell>
          <table:table-cell table:style-name="ce1" office:value-type="float" office:value="8.37">
            <text:p>8.37E+00</text:p>
          </table:table-cell>
        </table:table-row>
        <table:table-row table:style-name="ro1">
          <table:table-cell office:value-type="string">
            <text:p>17O</text:p>
          </table:table-cell>
          <table:table-cell office:value-type="string">
            <text:p>6.96E−05</text:p>
          </table:table-cell>
          <table:table-cell office:value-type="string">
            <text:p>2.56E−05</text:p>
          </table:table-cell>
          <table:table-cell office:value-type="string">
            <text:p>2.42E−05</text:p>
          </table:table-cell>
          <table:table-cell office:value-type="string">
            <text:p>2.18E−05</text:p>
          </table:table-cell>
          <table:table-cell office:value-type="string">
            <text:p>2.79E−05</text:p>
          </table:table-cell>
          <table:table-cell office:value-type="string">
            <text:p>4.87E−05</text:p>
          </table:table-cell>
          <table:table-cell office:value-type="string">
            <text:p>2.86E−05</text:p>
          </table:table-cell>
        </table:table-row>
        <table:table-row table:style-name="ro1">
          <table:table-cell office:value-type="string">
            <text:p>18O</text:p>
          </table:table-cell>
          <table:table-cell office:value-type="string">
            <text:p>1.81E−03</text:p>
          </table:table-cell>
          <table:table-cell office:value-type="string">
            <text:p>3.66E−04</text:p>
          </table:table-cell>
          <table:table-cell office:value-type="string">
            <text:p>3.06E−04</text:p>
          </table:table-cell>
          <table:table-cell office:value-type="string">
            <text:p>8.09E−06</text:p>
          </table:table-cell>
          <table:table-cell office:value-type="string">
            <text:p>7.05E−05</text:p>
          </table:table-cell>
          <table:table-cell office:value-type="string">
            <text:p>2.69E−05</text:p>
          </table:table-cell>
          <table:table-cell office:value-type="string">
            <text:p>2.63E−05</text:p>
          </table:table-cell>
        </table:table-row>
        <table:table-row table:style-name="ro1">
          <table:table-cell office:value-type="string">
            <text:p>19F</text:p>
          </table:table-cell>
          <table:table-cell office:value-type="string">
            <text:p>3.07E−06</text:p>
          </table:table-cell>
          <table:table-cell office:value-type="string">
            <text:p>1.98E−07</text:p>
          </table:table-cell>
          <table:table-cell office:value-type="string">
            <text:p>3.32E−07</text:p>
          </table:table-cell>
          <table:table-cell office:value-type="string">
            <text:p>2.80E−06</text:p>
          </table:table-cell>
          <table:table-cell office:value-type="string">
            <text:p>6.12E−07</text:p>
          </table:table-cell>
          <table:table-cell office:value-type="string">
            <text:p>2.39E−06</text:p>
          </table:table-cell>
          <table:table-cell office:value-type="string">
            <text:p>4.47E−06</text:p>
          </table:table-cell>
        </table:table-row>
        <table:table-row table:style-name="ro1">
          <table:table-cell office:value-type="string">
            <text:p>20Ne</text:p>
          </table:table-cell>
          <table:table-cell office:value-type="string">
            <text:p>6.60E−02</text:p>
          </table:table-cell>
          <table:table-cell office:value-type="string">
            <text:p>1.90E−01</text:p>
          </table:table-cell>
          <table:table-cell office:value-type="string">
            <text:p>1.77E−01</text:p>
          </table:table-cell>
          <table:table-cell office:value-type="string">
            <text:p>6.27E−01</text:p>
          </table:table-cell>
          <table:table-cell table:style-name="ce1" office:value-type="float" office:value="1.22">
            <text:p>1.22E+00</text:p>
          </table:table-cell>
          <table:table-cell table:style-name="ce1" office:value-type="float" office:value="1.45">
            <text:p>1.45E+00</text:p>
          </table:table-cell>
          <table:table-cell office:value-type="string">
            <text:p>2.87E−01</text:p>
          </table:table-cell>
        </table:table-row>
        <table:table-row table:style-name="ro1">
          <table:table-cell office:value-type="string">
            <text:p>21Ne</text:p>
          </table:table-cell>
          <table:table-cell office:value-type="string">
            <text:p>1.85E−04</text:p>
          </table:table-cell>
          <table:table-cell office:value-type="string">
            <text:p>6.75E−05</text:p>
          </table:table-cell>
          <table:table-cell office:value-type="string">
            <text:p>8.76E−05</text:p>
          </table:table-cell>
          <table:table-cell office:value-type="string">
            <text:p>1.37E−04</text:p>
          </table:table-cell>
          <table:table-cell office:value-type="string">
            <text:p>5.09E−04</text:p>
          </table:table-cell>
          <table:table-cell office:value-type="string">
            <text:p>6.11E−04</text:p>
          </table:table-cell>
          <table:table-cell office:value-type="string">
            <text:p>1.11E−04</text:p>
          </table:table-cell>
        </table:table-row>
        <table:table-row table:style-name="ro1">
          <table:table-cell office:value-type="string">
            <text:p>22Ne</text:p>
          </table:table-cell>
          <table:table-cell office:value-type="string">
            <text:p>1.33E−03</text:p>
          </table:table-cell>
          <table:table-cell office:value-type="string">
            <text:p>2.74E−04</text:p>
          </table:table-cell>
          <table:table-cell office:value-type="string">
            <text:p>4.75E−04</text:p>
          </table:table-cell>
          <table:table-cell office:value-type="string">
            <text:p>1.17E−03</text:p>
          </table:table-cell>
          <table:table-cell office:value-type="string">
            <text:p>1.47E−03</text:p>
          </table:table-cell>
          <table:table-cell office:value-type="string">
            <text:p>1.56E−03</text:p>
          </table:table-cell>
          <table:table-cell office:value-type="string">
            <text:p>8.76E−04</text:p>
          </table:table-cell>
        </table:table-row>
        <table:table-row table:style-name="ro1">
          <table:table-cell office:value-type="string">
            <text:p>23Na</text:p>
          </table:table-cell>
          <table:table-cell office:value-type="string">
            <text:p>5.41E−04</text:p>
          </table:table-cell>
          <table:table-cell office:value-type="string">
            <text:p>1.96E−03</text:p>
          </table:table-cell>
          <table:table-cell office:value-type="string">
            <text:p>2.09E−03</text:p>
          </table:table-cell>
          <table:table-cell office:value-type="string">
            <text:p>1.81E−03</text:p>
          </table:table-cell>
          <table:table-cell office:value-type="string">
            <text:p>8.09E−03</text:p>
          </table:table-cell>
          <table:table-cell office:value-type="string">
            <text:p>6.86E−03</text:p>
          </table:table-cell>
          <table:table-cell office:value-type="string">
            <text:p>9.00E−04</text:p>
          </table:table-cell>
        </table:table-row>
        <table:table-row table:style-name="ro1">
          <table:table-cell office:value-type="string">
            <text:p>24Mg</text:p>
          </table:table-cell>
          <table:table-cell office:value-type="string">
            <text:p>6.36E−02</text:p>
          </table:table-cell>
          <table:table-cell office:value-type="string">
            <text:p>6.37E−02</text:p>
          </table:table-cell>
          <table:table-cell office:value-type="string">
            <text:p>5.93E−02</text:p>
          </table:table-cell>
          <table:table-cell office:value-type="string">
            <text:p>2.42E−01</text:p>
          </table:table-cell>
          <table:table-cell office:value-type="string">
            <text:p>1.79E−01</text:p>
          </table:table-cell>
          <table:table-cell office:value-type="string">
            <text:p>2.86E−01</text:p>
          </table:table-cell>
          <table:table-cell office:value-type="string">
            <text:p>7.04E−01</text:p>
          </table:table-cell>
        </table:table-row>
        <table:table-row table:style-name="ro1">
          <table:table-cell office:value-type="string">
            <text:p>25Mg</text:p>
          </table:table-cell>
          <table:table-cell office:value-type="string">
            <text:p>1.40E−03</text:p>
          </table:table-cell>
          <table:table-cell office:value-type="string">
            <text:p>8.80E−04</text:p>
          </table:table-cell>
          <table:table-cell office:value-type="string">
            <text:p>9.46E−04</text:p>
          </table:table-cell>
          <table:table-cell office:value-type="string">
            <text:p>2.40E−03</text:p>
          </table:table-cell>
          <table:table-cell office:value-type="string">
            <text:p>1.74E−03</text:p>
          </table:table-cell>
          <table:table-cell office:value-type="string">
            <text:p>3.55E−03</text:p>
          </table:table-cell>
          <table:table-cell office:value-type="string">
            <text:p>2.21E−03</text:p>
          </table:table-cell>
        </table:table-row>
        <table:table-row table:style-name="ro1">
          <table:table-cell office:value-type="string">
            <text:p>26Mg</text:p>
          </table:table-cell>
          <table:table-cell office:value-type="string">
            <text:p>8.24E−04</text:p>
          </table:table-cell>
          <table:table-cell office:value-type="string">
            <text:p>1.14E−03</text:p>
          </table:table-cell>
          <table:table-cell office:value-type="string">
            <text:p>9.24E−04</text:p>
          </table:table-cell>
          <table:table-cell office:value-type="string">
            <text:p>2.43E−03</text:p>
          </table:table-cell>
          <table:table-cell office:value-type="string">
            <text:p>1.99E−03</text:p>
          </table:table-cell>
          <table:table-cell office:value-type="string">
            <text:p>4.26E−03</text:p>
          </table:table-cell>
          <table:table-cell office:value-type="string">
            <text:p>1.10E−03</text:p>
          </table:table-cell>
        </table:table-row>
        <table:table-row table:style-name="ro1">
          <table:table-cell office:value-type="string">
            <text:p>26Al</text:p>
          </table:table-cell>
          <table:table-cell office:value-type="string">
            <text:p>1.01E−05</text:p>
          </table:table-cell>
          <table:table-cell office:value-type="string">
            <text:p>1.83E−06</text:p>
          </table:table-cell>
          <table:table-cell office:value-type="string">
            <text:p>3.11E−06</text:p>
          </table:table-cell>
          <table:table-cell office:value-type="string">
            <text:p>3.57E−06</text:p>
          </table:table-cell>
          <table:table-cell office:value-type="string">
            <text:p>2.78E−06</text:p>
          </table:table-cell>
          <table:table-cell office:value-type="string">
            <text:p>7.66E−06</text:p>
          </table:table-cell>
          <table:table-cell office:value-type="string">
            <text:p>5.00E−06</text:p>
          </table:table-cell>
        </table:table-row>
        <table:table-row table:style-name="ro1">
          <table:table-cell office:value-type="string">
            <text:p>27Al</text:p>
          </table:table-cell>
          <table:table-cell office:value-type="string">
            <text:p>3.57E−03</text:p>
          </table:table-cell>
          <table:table-cell office:value-type="string">
            <text:p>2.35E−03</text:p>
          </table:table-cell>
          <table:table-cell office:value-type="string">
            <text:p>2.31E−03</text:p>
          </table:table-cell>
          <table:table-cell office:value-type="string">
            <text:p>6.98E−03</text:p>
          </table:table-cell>
          <table:table-cell office:value-type="string">
            <text:p>5.05E−03</text:p>
          </table:table-cell>
          <table:table-cell office:value-type="string">
            <text:p>8.73E−03</text:p>
          </table:table-cell>
          <table:table-cell office:value-type="string">
            <text:p>3.01E−02</text:p>
          </table:table-cell>
        </table:table-row>
        <table:table-row table:style-name="ro1">
          <table:table-cell office:value-type="string">
            <text:p>28Si</text:p>
          </table:table-cell>
          <table:table-cell office:value-type="string">
            <text:p>8.99E−02</text:p>
          </table:table-cell>
          <table:table-cell office:value-type="string">
            <text:p>4.29E−02</text:p>
          </table:table-cell>
          <table:table-cell office:value-type="string">
            <text:p>1.53E−01</text:p>
          </table:table-cell>
          <table:table-cell office:value-type="string">
            <text:p>1.28E−01</text:p>
          </table:table-cell>
          <table:table-cell office:value-type="string">
            <text:p>1.20E−01</text:p>
          </table:table-cell>
          <table:table-cell office:value-type="string">
            <text:p>1.65E−01</text:p>
          </table:table-cell>
          <table:table-cell office:value-type="string">
            <text:p>8.81E−01</text:p>
          </table:table-cell>
        </table:table-row>
        <table:table-row table:style-name="ro1">
          <table:table-cell office:value-type="string">
            <text:p>29Si</text:p>
          </table:table-cell>
          <table:table-cell office:value-type="string">
            <text:p>1.42E−03</text:p>
          </table:table-cell>
          <table:table-cell office:value-type="string">
            <text:p>3.82E−04</text:p>
          </table:table-cell>
          <table:table-cell office:value-type="string">
            <text:p>6.01E−04</text:p>
          </table:table-cell>
          <table:table-cell office:value-type="string">
            <text:p>1.11E−03</text:p>
          </table:table-cell>
          <table:table-cell office:value-type="string">
            <text:p>4.40E−04</text:p>
          </table:table-cell>
          <table:table-cell office:value-type="string">
            <text:p>1.03E−03</text:p>
          </table:table-cell>
          <table:table-cell office:value-type="string">
            <text:p>6.04E−03</text:p>
          </table:table-cell>
        </table:table-row>
        <table:table-row table:style-name="ro1">
          <table:table-cell office:value-type="string">
            <text:p>30Si</text:p>
          </table:table-cell>
          <table:table-cell office:value-type="string">
            <text:p>1.85E−03</text:p>
          </table:table-cell>
          <table:table-cell office:value-type="string">
            <text:p>4.25E−04</text:p>
          </table:table-cell>
          <table:table-cell office:value-type="string">
            <text:p>5.34E−04</text:p>
          </table:table-cell>
          <table:table-cell office:value-type="string">
            <text:p>7.76E−04</text:p>
          </table:table-cell>
          <table:table-cell office:value-type="string">
            <text:p>2.75E−04</text:p>
          </table:table-cell>
          <table:table-cell office:value-type="string">
            <text:p>7.09E−04</text:p>
          </table:table-cell>
          <table:table-cell office:value-type="string">
            <text:p>1.01E−02</text:p>
          </table:table-cell>
        </table:table-row>
        <table:table-row table:style-name="ro1">
          <table:table-cell office:value-type="string">
            <text:p>31P</text:p>
          </table:table-cell>
          <table:table-cell office:value-type="string">
            <text:p>5.31E−04</text:p>
          </table:table-cell>
          <table:table-cell office:value-type="string">
            <text:p>8.12E−05</text:p>
          </table:table-cell>
          <table:table-cell office:value-type="string">
            <text:p>1.87E−04</text:p>
          </table:table-cell>
          <table:table-cell office:value-type="string">
            <text:p>1.97E−04</text:p>
          </table:table-cell>
          <table:table-cell office:value-type="string">
            <text:p>1.07E−04</text:p>
          </table:table-cell>
          <table:table-cell office:value-type="string">
            <text:p>2.04E−04</text:p>
          </table:table-cell>
          <table:table-cell office:value-type="string">
            <text:p>3.48E−03</text:p>
          </table:table-cell>
        </table:table-row>
        <table:table-row table:style-name="ro1">
          <table:table-cell office:value-type="string">
            <text:p>32S</text:p>
          </table:table-cell>
          <table:table-cell office:value-type="string">
            <text:p>3.70E−02</text:p>
          </table:table-cell>
          <table:table-cell office:value-type="string">
            <text:p>1.64E−02</text:p>
          </table:table-cell>
          <table:table-cell office:value-type="string">
            <text:p>7.88E−02</text:p>
          </table:table-cell>
          <table:table-cell office:value-type="string">
            <text:p>5.62E−02</text:p>
          </table:table-cell>
          <table:table-cell office:value-type="string">
            <text:p>5.51E−02</text:p>
          </table:table-cell>
          <table:table-cell office:value-type="string">
            <text:p>7.80E−02</text:p>
          </table:table-cell>
          <table:table-cell office:value-type="string">
            <text:p>3.29E−01</text:p>
          </table:table-cell>
        </table:table-row>
        <table:table-row table:style-name="ro1">
          <table:table-cell office:value-type="string">
            <text:p>33S</text:p>
          </table:table-cell>
          <table:table-cell office:value-type="string">
            <text:p>1.96E−04</text:p>
          </table:table-cell>
          <table:table-cell office:value-type="string">
            <text:p>4.76E−05</text:p>
          </table:table-cell>
          <table:table-cell office:value-type="string">
            <text:p>3.01E−04</text:p>
          </table:table-cell>
          <table:table-cell office:value-type="string">
            <text:p>9.90E−05</text:p>
          </table:table-cell>
          <table:table-cell office:value-type="string">
            <text:p>8.12E−05</text:p>
          </table:table-cell>
          <table:table-cell office:value-type="string">
            <text:p>1.39E−04</text:p>
          </table:table-cell>
          <table:table-cell office:value-type="string">
            <text:p>8.37E−04</text:p>
          </table:table-cell>
        </table:table-row>
        <table:table-row table:style-name="ro1">
          <table:table-cell office:value-type="string">
            <text:p>34S</text:p>
          </table:table-cell>
          <table:table-cell office:value-type="string">
            <text:p>9.22E−04</text:p>
          </table:table-cell>
          <table:table-cell office:value-type="string">
            <text:p>2.39E−04</text:p>
          </table:table-cell>
          <table:table-cell office:value-type="string">
            <text:p>6.37E−04</text:p>
          </table:table-cell>
          <table:table-cell office:value-type="string">
            <text:p>3.10E−04</text:p>
          </table:table-cell>
          <table:table-cell office:value-type="string">
            <text:p>1.79E−04</text:p>
          </table:table-cell>
          <table:table-cell office:value-type="string">
            <text:p>3.68E−04</text:p>
          </table:table-cell>
          <table:table-cell office:value-type="string">
            <text:p>2.12E−03</text:p>
          </table:table-cell>
        </table:table-row>
        <table:table-row table:style-name="ro1">
          <table:table-cell office:value-type="string">
            <text:p>36S</text:p>
          </table:table-cell>
          <table:table-cell office:value-type="string">
            <text:p>7.49E−07</text:p>
          </table:table-cell>
          <table:table-cell office:value-type="string">
            <text:p>1.55E−07</text:p>
          </table:table-cell>
          <table:table-cell office:value-type="string">
            <text:p>3.20E−07</text:p>
          </table:table-cell>
          <table:table-cell office:value-type="string">
            <text:p>4.05E−07</text:p>
          </table:table-cell>
          <table:table-cell office:value-type="string">
            <text:p>6.53E−07</text:p>
          </table:table-cell>
          <table:table-cell office:value-type="string">
            <text:p>9.04E−07</text:p>
          </table:table-cell>
          <table:table-cell office:value-type="string">
            <text:p>5.56E−07</text:p>
          </table:table-cell>
        </table:table-row>
        <table:table-row table:style-name="ro1">
          <table:table-cell office:value-type="string">
            <text:p>35Cl</text:p>
          </table:table-cell>
          <table:table-cell office:value-type="string">
            <text:p>8.16E−05</text:p>
          </table:table-cell>
          <table:table-cell office:value-type="string">
            <text:p>8.10E−06</text:p>
          </table:table-cell>
          <table:table-cell office:value-type="string">
            <text:p>8.16E−05</text:p>
          </table:table-cell>
          <table:table-cell office:value-type="string">
            <text:p>2.33E−05</text:p>
          </table:table-cell>
          <table:table-cell office:value-type="string">
            <text:p>2.10E−05</text:p>
          </table:table-cell>
          <table:table-cell office:value-type="string">
            <text:p>3.35E−05</text:p>
          </table:table-cell>
          <table:table-cell office:value-type="string">
            <text:p>3.52E−04</text:p>
          </table:table-cell>
        </table:table-row>
        <table:table-row table:style-name="ro1">
          <table:table-cell office:value-type="string">
            <text:p>37Cl</text:p>
          </table:table-cell>
          <table:table-cell office:value-type="string">
            <text:p>1.44E−05</text:p>
          </table:table-cell>
          <table:table-cell office:value-type="string">
            <text:p>2.63E−06</text:p>
          </table:table-cell>
          <table:table-cell office:value-type="string">
            <text:p>4.13E−05</text:p>
          </table:table-cell>
          <table:table-cell office:value-type="string">
            <text:p>1.02E−05</text:p>
          </table:table-cell>
          <table:table-cell office:value-type="string">
            <text:p>1.29E−05</text:p>
          </table:table-cell>
          <table:table-cell office:value-type="string">
            <text:p>1.92E−05</text:p>
          </table:table-cell>
          <table:table-cell office:value-type="string">
            <text:p>6.31E−05</text:p>
          </table:table-cell>
        </table:table-row>
        <table:table-row table:style-name="ro1">
          <table:table-cell office:value-type="string">
            <text:p>36Ar</text:p>
          </table:table-cell>
          <table:table-cell office:value-type="string">
            <text:p>5.69E−03</text:p>
          </table:table-cell>
          <table:table-cell office:value-type="string">
            <text:p>2.46E−03</text:p>
          </table:table-cell>
          <table:table-cell office:value-type="string">
            <text:p>1.22E−02</text:p>
          </table:table-cell>
          <table:table-cell office:value-type="string">
            <text:p>1.01E−02</text:p>
          </table:table-cell>
          <table:table-cell office:value-type="string">
            <text:p>9.29E−03</text:p>
          </table:table-cell>
          <table:table-cell office:value-type="string">
            <text:p>1.35E−02</text:p>
          </table:table-cell>
          <table:table-cell office:value-type="string">
            <text:p>4.56E−02</text:p>
          </table:table-cell>
        </table:table-row>
        <table:table-row table:style-name="ro1">
          <table:table-cell office:value-type="string">
            <text:p>38Ar</text:p>
          </table:table-cell>
          <table:table-cell office:value-type="string">
            <text:p>2.68E−04</text:p>
          </table:table-cell>
          <table:table-cell office:value-type="string">
            <text:p>2.26E−05</text:p>
          </table:table-cell>
          <table:table-cell office:value-type="string">
            <text:p>4.12E−04</text:p>
          </table:table-cell>
          <table:table-cell office:value-type="string">
            <text:p>1.07E−04</text:p>
          </table:table-cell>
          <table:table-cell office:value-type="string">
            <text:p>8.25E−05</text:p>
          </table:table-cell>
          <table:table-cell office:value-type="string">
            <text:p>1.63E−04</text:p>
          </table:table-cell>
          <table:table-cell office:value-type="string">
            <text:p>8.37E−04</text:p>
          </table:table-cell>
        </table:table-row>
        <table:table-row table:style-name="ro1">
          <table:table-cell office:value-type="string">
            <text:p>40Ar</text:p>
          </table:table-cell>
          <table:table-cell office:value-type="string">
            <text:p>1.76E−07</text:p>
          </table:table-cell>
          <table:table-cell office:value-type="string">
            <text:p>4.90E−08</text:p>
          </table:table-cell>
          <table:table-cell office:value-type="string">
            <text:p>1.03E−07</text:p>
          </table:table-cell>
          <table:table-cell office:value-type="string">
            <text:p>5.43E−08</text:p>
          </table:table-cell>
          <table:table-cell office:value-type="string">
            <text:p>9.81E−08</text:p>
          </table:table-cell>
          <table:table-cell office:value-type="string">
            <text:p>1.18E−07</text:p>
          </table:table-cell>
          <table:table-cell office:value-type="string">
            <text:p>6.83E−08</text:p>
          </table:table-cell>
        </table:table-row>
        <table:table-row table:style-name="ro1">
          <table:table-cell office:value-type="string">
            <text:p>39K</text:p>
          </table:table-cell>
          <table:table-cell office:value-type="string">
            <text:p>2.51E−05</text:p>
          </table:table-cell>
          <table:table-cell office:value-type="string">
            <text:p>4.15E−06</text:p>
          </table:table-cell>
          <table:table-cell office:value-type="string">
            <text:p>5.69E−05</text:p>
          </table:table-cell>
          <table:table-cell office:value-type="string">
            <text:p>1.39E−05</text:p>
          </table:table-cell>
          <table:table-cell office:value-type="string">
            <text:p>1.52E−05</text:p>
          </table:table-cell>
          <table:table-cell office:value-type="string">
            <text:p>2.37E−05</text:p>
          </table:table-cell>
          <table:table-cell office:value-type="string">
            <text:p>1.11E−04</text:p>
          </table:table-cell>
        </table:table-row>
        <table:table-row table:style-name="ro1">
          <table:table-cell office:value-type="string">
            <text:p>40K</text:p>
          </table:table-cell>
          <table:table-cell office:value-type="string">
            <text:p>2.66E−08</text:p>
          </table:table-cell>
          <table:table-cell office:value-type="string">
            <text:p>1.95E−09</text:p>
          </table:table-cell>
          <table:table-cell office:value-type="string">
            <text:p>3.92E−08</text:p>
          </table:table-cell>
          <table:table-cell office:value-type="string">
            <text:p>7.57E−09</text:p>
          </table:table-cell>
          <table:table-cell office:value-type="string">
            <text:p>9.91E−09</text:p>
          </table:table-cell>
          <table:table-cell office:value-type="string">
            <text:p>9.51E−09</text:p>
          </table:table-cell>
          <table:table-cell office:value-type="string">
            <text:p>2.38E−08</text:p>
          </table:table-cell>
        </table:table-row>
        <table:table-row table:style-name="ro1">
          <table:table-cell office:value-type="string">
            <text:p>41K</text:p>
          </table:table-cell>
          <table:table-cell office:value-type="string">
            <text:p>2.41E−06</text:p>
          </table:table-cell>
          <table:table-cell office:value-type="string">
            <text:p>3.13E−07</text:p>
          </table:table-cell>
          <table:table-cell office:value-type="string">
            <text:p>1.09E−05</text:p>
          </table:table-cell>
          <table:table-cell office:value-type="string">
            <text:p>2.07E−06</text:p>
          </table:table-cell>
          <table:table-cell office:value-type="string">
            <text:p>2.22E−06</text:p>
          </table:table-cell>
          <table:table-cell office:value-type="string">
            <text:p>3.98E−06</text:p>
          </table:table-cell>
          <table:table-cell office:value-type="string">
            <text:p>1.52E−05</text:p>
          </table:table-cell>
        </table:table-row>
        <table:table-row table:style-name="ro1">
          <table:table-cell office:value-type="string">
            <text:p>40Ca</text:p>
          </table:table-cell>
          <table:table-cell office:value-type="string">
            <text:p>4.73E−03</text:p>
          </table:table-cell>
          <table:table-cell office:value-type="string">
            <text:p>1.73E−03</text:p>
          </table:table-cell>
          <table:table-cell office:value-type="string">
            <text:p>8.06E−03</text:p>
          </table:table-cell>
          <table:table-cell office:value-type="string">
            <text:p>9.20E−03</text:p>
          </table:table-cell>
          <table:table-cell office:value-type="string">
            <text:p>7.94E−03</text:p>
          </table:table-cell>
          <table:table-cell office:value-type="string">
            <text:p>1.17E−02</text:p>
          </table:table-cell>
          <table:table-cell office:value-type="string">
            <text:p>3.66E−02</text:p>
          </table:table-cell>
        </table:table-row>
        <table:table-row table:style-name="ro1">
          <table:table-cell office:value-type="string">
            <text:p>42Ca</text:p>
          </table:table-cell>
          <table:table-cell office:value-type="string">
            <text:p>6.62E−06</text:p>
          </table:table-cell>
          <table:table-cell office:value-type="string">
            <text:p>4.05E−07</text:p>
          </table:table-cell>
          <table:table-cell office:value-type="string">
            <text:p>1.35E−05</text:p>
          </table:table-cell>
          <table:table-cell office:value-type="string">
            <text:p>2.79E−06</text:p>
          </table:table-cell>
          <table:table-cell office:value-type="string">
            <text:p>2.49E−06</text:p>
          </table:table-cell>
          <table:table-cell office:value-type="string">
            <text:p>4.64E−06</text:p>
          </table:table-cell>
          <table:table-cell office:value-type="string">
            <text:p>2.29E−05</text:p>
          </table:table-cell>
        </table:table-row>
        <table:table-row table:style-name="ro1">
          <table:table-cell office:value-type="string">
            <text:p>43Ca</text:p>
          </table:table-cell>
          <table:table-cell office:value-type="string">
            <text:p>4.15E−07</text:p>
          </table:table-cell>
          <table:table-cell office:value-type="string">
            <text:p>3.35E−07</text:p>
          </table:table-cell>
          <table:table-cell office:value-type="string">
            <text:p>2.45E−07</text:p>
          </table:table-cell>
          <table:table-cell office:value-type="string">
            <text:p>1.91E−07</text:p>
          </table:table-cell>
          <table:table-cell office:value-type="string">
            <text:p>2.90E−07</text:p>
          </table:table-cell>
          <table:table-cell office:value-type="string">
            <text:p>3.55E−07</text:p>
          </table:table-cell>
          <table:table-cell office:value-type="string">
            <text:p>2.81E−07</text:p>
          </table:table-cell>
        </table:table-row>
        <table:table-row table:style-name="ro1">
          <table:table-cell office:value-type="string">
            <text:p>44Ca</text:p>
          </table:table-cell>
          <table:table-cell office:value-type="string">
            <text:p>2.48E−05</text:p>
          </table:table-cell>
          <table:table-cell office:value-type="string">
            <text:p>2.07E−05</text:p>
          </table:table-cell>
          <table:table-cell office:value-type="string">
            <text:p>1.87E−05</text:p>
          </table:table-cell>
          <table:table-cell office:value-type="string">
            <text:p>4.88E−06</text:p>
          </table:table-cell>
          <table:table-cell office:value-type="string">
            <text:p>7.96E−06</text:p>
          </table:table-cell>
          <table:table-cell office:value-type="string">
            <text:p>6.44E−06</text:p>
          </table:table-cell>
          <table:table-cell office:value-type="string">
            <text:p>1.10E−05</text:p>
          </table:table-cell>
        </table:table-row>
        <table:table-row table:style-name="ro1">
          <table:table-cell office:value-type="string">
            <text:p>46Ca</text:p>
          </table:table-cell>
          <table:table-cell office:value-type="string">
            <text:p>6.65E−08</text:p>
          </table:table-cell>
          <table:table-cell office:value-type="string">
            <text:p>1.41E−08</text:p>
          </table:table-cell>
          <table:table-cell office:value-type="string">
            <text:p>2.55E−08</text:p>
          </table:table-cell>
          <table:table-cell office:value-type="string">
            <text:p>3.35E−08</text:p>
          </table:table-cell>
          <table:table-cell office:value-type="string">
            <text:p>3.02E−08</text:p>
          </table:table-cell>
          <table:table-cell office:value-type="string">
            <text:p>7.09E−08</text:p>
          </table:table-cell>
          <table:table-cell office:value-type="string">
            <text:p>1.22E−07</text:p>
          </table:table-cell>
        </table:table-row>
        <table:table-row table:style-name="ro1">
          <table:table-cell office:value-type="string">
            <text:p>48Ca</text:p>
          </table:table-cell>
          <table:table-cell office:value-type="string">
            <text:p>3.16E−07</text:p>
          </table:table-cell>
          <table:table-cell office:value-type="string">
            <text:p>9.66E−08</text:p>
          </table:table-cell>
          <table:table-cell office:value-type="string">
            <text:p>1.22E−07</text:p>
          </table:table-cell>
          <table:table-cell office:value-type="string">
            <text:p>1.25E−07</text:p>
          </table:table-cell>
          <table:table-cell office:value-type="string">
            <text:p>1.57E−07</text:p>
          </table:table-cell>
          <table:table-cell office:value-type="string">
            <text:p>1.86E−07</text:p>
          </table:table-cell>
          <table:table-cell office:value-type="string">
            <text:p>2.17E−07</text:p>
          </table:table-cell>
        </table:table-row>
        <table:table-row table:style-name="ro1">
          <table:table-cell office:value-type="string">
            <text:p>45Sc</text:p>
          </table:table-cell>
          <table:table-cell office:value-type="string">
            <text:p>2.52E−07</text:p>
          </table:table-cell>
          <table:table-cell office:value-type="string">
            <text:p>5.08E−08</text:p>
          </table:table-cell>
          <table:table-cell office:value-type="string">
            <text:p>3.55E−07</text:p>
          </table:table-cell>
          <table:table-cell office:value-type="string">
            <text:p>2.16E−07</text:p>
          </table:table-cell>
          <table:table-cell office:value-type="string">
            <text:p>3.24E−07</text:p>
          </table:table-cell>
          <table:table-cell office:value-type="string">
            <text:p>4.22E−07</text:p>
          </table:table-cell>
          <table:table-cell office:value-type="string">
            <text:p>9.92E−07</text:p>
          </table:table-cell>
        </table:table-row>
        <table:table-row table:style-name="ro1">
          <table:table-cell office:value-type="string">
            <text:p>46Ti</text:p>
          </table:table-cell>
          <table:table-cell office:value-type="string">
            <text:p>3.98E−06</text:p>
          </table:table-cell>
          <table:table-cell office:value-type="string">
            <text:p>1.24E−05</text:p>
          </table:table-cell>
          <table:table-cell office:value-type="string">
            <text:p>5.11E−06</text:p>
          </table:table-cell>
          <table:table-cell office:value-type="string">
            <text:p>1.36E−06</text:p>
          </table:table-cell>
          <table:table-cell office:value-type="string">
            <text:p>1.31E−06</text:p>
          </table:table-cell>
          <table:table-cell office:value-type="string">
            <text:p>2.15E−06</text:p>
          </table:table-cell>
          <table:table-cell office:value-type="string">
            <text:p>9.99E−06</text:p>
          </table:table-cell>
        </table:table-row>
        <table:table-row table:style-name="ro1">
          <table:table-cell office:value-type="string">
            <text:p>47Ti</text:p>
          </table:table-cell>
          <table:table-cell office:value-type="string">
            <text:p>2.55E−06</text:p>
          </table:table-cell>
          <table:table-cell office:value-type="string">
            <text:p>1.28E−05</text:p>
          </table:table-cell>
          <table:table-cell office:value-type="string">
            <text:p>1.50E−06</text:p>
          </table:table-cell>
          <table:table-cell office:value-type="string">
            <text:p>4.30E−07</text:p>
          </table:table-cell>
          <table:table-cell office:value-type="string">
            <text:p>3.36E−07</text:p>
          </table:table-cell>
          <table:table-cell office:value-type="string">
            <text:p>4.50E−07</text:p>
          </table:table-cell>
          <table:table-cell office:value-type="string">
            <text:p>6.35E−07</text:p>
          </table:table-cell>
        </table:table-row>
        <table:table-row table:style-name="ro1">
          <table:table-cell office:value-type="string">
            <text:p>48Ti</text:p>
          </table:table-cell>
          <table:table-cell office:value-type="string">
            <text:p>9.68E−05</text:p>
          </table:table-cell>
          <table:table-cell office:value-type="string">
            <text:p>5.19E−05</text:p>
          </table:table-cell>
          <table:table-cell office:value-type="string">
            <text:p>9.98E−05</text:p>
          </table:table-cell>
          <table:table-cell office:value-type="string">
            <text:p>1.37E−04</text:p>
          </table:table-cell>
          <table:table-cell office:value-type="string">
            <text:p>1.17E−04</text:p>
          </table:table-cell>
          <table:table-cell office:value-type="string">
            <text:p>1.67E−04</text:p>
          </table:table-cell>
          <table:table-cell office:value-type="string">
            <text:p>2.53E−04</text:p>
          </table:table-cell>
        </table:table-row>
        <table:table-row table:style-name="ro1">
          <table:table-cell office:value-type="string">
            <text:p>49Ti</text:p>
          </table:table-cell>
          <table:table-cell office:value-type="string">
            <text:p>3.85E−06</text:p>
          </table:table-cell>
          <table:table-cell office:value-type="string">
            <text:p>1.94E−06</text:p>
          </table:table-cell>
          <table:table-cell office:value-type="string">
            <text:p>4.13E−06</text:p>
          </table:table-cell>
          <table:table-cell office:value-type="string">
            <text:p>6.78E−06</text:p>
          </table:table-cell>
          <table:table-cell office:value-type="string">
            <text:p>5.68E−06</text:p>
          </table:table-cell>
          <table:table-cell office:value-type="string">
            <text:p>8.43E−06</text:p>
          </table:table-cell>
          <table:table-cell office:value-type="string">
            <text:p>1.40E−05</text:p>
          </table:table-cell>
        </table:table-row>
        <table:table-row table:style-name="ro1">
          <table:table-cell office:value-type="string">
            <text:p>50Ti</text:p>
          </table:table-cell>
          <table:table-cell office:value-type="string">
            <text:p>6.32E−07</text:p>
          </table:table-cell>
          <table:table-cell office:value-type="string">
            <text:p>1.62E−07</text:p>
          </table:table-cell>
          <table:table-cell office:value-type="string">
            <text:p>1.86E−07</text:p>
          </table:table-cell>
          <table:table-cell office:value-type="string">
            <text:p>5.05E−07</text:p>
          </table:table-cell>
          <table:table-cell office:value-type="string">
            <text:p>8.49E−07</text:p>
          </table:table-cell>
          <table:table-cell office:value-type="string">
            <text:p>1.14E−06</text:p>
          </table:table-cell>
          <table:table-cell office:value-type="string">
            <text:p>1.16E−06</text:p>
          </table:table-cell>
        </table:table-row>
        <table:table-row table:style-name="ro1">
          <table:table-cell office:value-type="string">
            <text:p>50V</text:p>
          </table:table-cell>
          <table:table-cell office:value-type="string">
            <text:p>1.10E−08</text:p>
          </table:table-cell>
          <table:table-cell office:value-type="string">
            <text:p>1.12E−09</text:p>
          </table:table-cell>
          <table:table-cell office:value-type="string">
            <text:p>1.81E−09</text:p>
          </table:table-cell>
          <table:table-cell office:value-type="string">
            <text:p>8.49E−09</text:p>
          </table:table-cell>
          <table:table-cell office:value-type="string">
            <text:p>1.31E−08</text:p>
          </table:table-cell>
          <table:table-cell office:value-type="string">
            <text:p>2.06E−08</text:p>
          </table:table-cell>
          <table:table-cell office:value-type="string">
            <text:p>9.25E−08</text:p>
          </table:table-cell>
        </table:table-row>
        <table:table-row table:style-name="ro1">
          <table:table-cell office:value-type="string">
            <text:p>51V</text:p>
          </table:table-cell>
          <table:table-cell office:value-type="string">
            <text:p>8.95E−06</text:p>
          </table:table-cell>
          <table:table-cell office:value-type="string">
            <text:p>1.62E−05</text:p>
          </table:table-cell>
          <table:table-cell office:value-type="string">
            <text:p>7.56E−06</text:p>
          </table:table-cell>
          <table:table-cell office:value-type="string">
            <text:p>8.23E−06</text:p>
          </table:table-cell>
          <table:table-cell office:value-type="string">
            <text:p>7.52E−06</text:p>
          </table:table-cell>
          <table:table-cell office:value-type="string">
            <text:p>9.95E−06</text:p>
          </table:table-cell>
          <table:table-cell office:value-type="string">
            <text:p>1.94E−05</text:p>
          </table:table-cell>
        </table:table-row>
        <table:table-row table:style-name="ro1">
          <table:table-cell office:value-type="string">
            <text:p>50Cr</text:p>
          </table:table-cell>
          <table:table-cell office:value-type="string">
            <text:p>2.10E−05</text:p>
          </table:table-cell>
          <table:table-cell office:value-type="string">
            <text:p>1.33E−05</text:p>
          </table:table-cell>
          <table:table-cell office:value-type="string">
            <text:p>2.99E−05</text:p>
          </table:table-cell>
          <table:table-cell office:value-type="string">
            <text:p>2.37E−05</text:p>
          </table:table-cell>
          <table:table-cell office:value-type="string">
            <text:p>2.75E−05</text:p>
          </table:table-cell>
          <table:table-cell office:value-type="string">
            <text:p>3.51E−05</text:p>
          </table:table-cell>
          <table:table-cell office:value-type="string">
            <text:p>1.35E−04</text:p>
          </table:table-cell>
        </table:table-row>
        <table:table-row table:style-name="ro1">
          <table:table-cell office:value-type="string">
            <text:p>52Cr</text:p>
          </table:table-cell>
          <table:table-cell office:value-type="string">
            <text:p>1.20E−03</text:p>
          </table:table-cell>
          <table:table-cell office:value-type="string">
            <text:p>3.03E−04</text:p>
          </table:table-cell>
          <table:table-cell office:value-type="string">
            <text:p>1.52E−03</text:p>
          </table:table-cell>
          <table:table-cell office:value-type="string">
            <text:p>2.22E−03</text:p>
          </table:table-cell>
          <table:table-cell office:value-type="string">
            <text:p>2.18E−03</text:p>
          </table:table-cell>
          <table:table-cell office:value-type="string">
            <text:p>2.92E−03</text:p>
          </table:table-cell>
          <table:table-cell office:value-type="string">
            <text:p>3.94E−03</text:p>
          </table:table-cell>
        </table:table-row>
        <table:table-row table:style-name="ro1">
          <table:table-cell office:value-type="string">
            <text:p>53Cr</text:p>
          </table:table-cell>
          <table:table-cell office:value-type="string">
            <text:p>7.43E−05</text:p>
          </table:table-cell>
          <table:table-cell office:value-type="string">
            <text:p>2.82E−05</text:p>
          </table:table-cell>
          <table:table-cell office:value-type="string">
            <text:p>9.06E−05</text:p>
          </table:table-cell>
          <table:table-cell office:value-type="string">
            <text:p>1.37E−04</text:p>
          </table:table-cell>
          <table:table-cell office:value-type="string">
            <text:p>1.11E−04</text:p>
          </table:table-cell>
          <table:table-cell office:value-type="string">
            <text:p>1.77E−04</text:p>
          </table:table-cell>
          <table:table-cell office:value-type="string">
            <text:p>2.56E−04</text:p>
          </table:table-cell>
        </table:table-row>
        <table:table-row table:style-name="ro1">
          <table:table-cell office:value-type="string">
            <text:p>54Cr</text:p>
          </table:table-cell>
          <table:table-cell office:value-type="string">
            <text:p>1.87E−06</text:p>
          </table:table-cell>
          <table:table-cell office:value-type="string">
            <text:p>4.80E−07</text:p>
          </table:table-cell>
          <table:table-cell office:value-type="string">
            <text:p>5.96E−07</text:p>
          </table:table-cell>
          <table:table-cell office:value-type="string">
            <text:p>1.41E−06</text:p>
          </table:table-cell>
          <table:table-cell office:value-type="string">
            <text:p>2.18E−06</text:p>
          </table:table-cell>
          <table:table-cell office:value-type="string">
            <text:p>2.74E−06</text:p>
          </table:table-cell>
          <table:table-cell office:value-type="string">
            <text:p>2.84E−06</text:p>
          </table:table-cell>
        </table:table-row>
        <table:table-row table:style-name="ro1">
          <table:table-cell office:value-type="string">
            <text:p>55Mn</text:p>
          </table:table-cell>
          <table:table-cell office:value-type="string">
            <text:p>2.27E−04</text:p>
          </table:table-cell>
          <table:table-cell office:value-type="string">
            <text:p>8.01E−05</text:p>
          </table:table-cell>
          <table:table-cell office:value-type="string">
            <text:p>2.81E−04</text:p>
          </table:table-cell>
          <table:table-cell office:value-type="string">
            <text:p>3.80E−04</text:p>
          </table:table-cell>
          <table:table-cell office:value-type="string">
            <text:p>2.99E−04</text:p>
          </table:table-cell>
          <table:table-cell office:value-type="string">
            <text:p>5.01E−04</text:p>
          </table:table-cell>
          <table:table-cell office:value-type="string">
            <text:p>7.86E−04</text:p>
          </table:table-cell>
        </table:table-row>
        <table:table-row table:style-name="ro1">
          <table:table-cell office:value-type="string">
            <text:p>54Fe</text:p>
          </table:table-cell>
          <table:table-cell office:value-type="string">
            <text:p>1.53E−03</text:p>
          </table:table-cell>
          <table:table-cell office:value-type="string">
            <text:p>7.07E−04</text:p>
          </table:table-cell>
          <table:table-cell office:value-type="string">
            <text:p>2.06E−03</text:p>
          </table:table-cell>
          <table:table-cell office:value-type="string">
            <text:p>2.37E−03</text:p>
          </table:table-cell>
          <table:table-cell office:value-type="string">
            <text:p>2.25E−03</text:p>
          </table:table-cell>
          <table:table-cell office:value-type="string">
            <text:p>3.31E−03</text:p>
          </table:table-cell>
          <table:table-cell office:value-type="string">
            <text:p>1.04E−02</text:p>
          </table:table-cell>
        </table:table-row>
        <table:table-row table:style-name="ro1">
          <table:table-cell office:value-type="string">
            <text:p>56Fe</text:p>
          </table:table-cell>
          <table:table-cell office:value-type="string">
            <text:p>7.26E−02</text:p>
          </table:table-cell>
          <table:table-cell office:value-type="string">
            <text:p>7.08E−02</text:p>
          </table:table-cell>
          <table:table-cell office:value-type="string">
            <text:p>7.11E−02</text:p>
          </table:table-cell>
          <table:table-cell office:value-type="string">
            <text:p>7.09E−02</text:p>
          </table:table-cell>
          <table:table-cell office:value-type="string">
            <text:p>7.11E−02</text:p>
          </table:table-cell>
          <table:table-cell office:value-type="string">
            <text:p>7.12E−02</text:p>
          </table:table-cell>
          <table:table-cell office:value-type="string">
            <text:p>7.15E−02</text:p>
          </table:table-cell>
        </table:table-row>
        <table:table-row table:style-name="ro1">
          <table:table-cell office:value-type="string">
            <text:p>57Fe</text:p>
          </table:table-cell>
          <table:table-cell office:value-type="string">
            <text:p>1.41E−03</text:p>
          </table:table-cell>
          <table:table-cell office:value-type="string">
            <text:p>1.75E−03</text:p>
          </table:table-cell>
          <table:table-cell office:value-type="string">
            <text:p>1.27E−03</text:p>
          </table:table-cell>
          <table:table-cell office:value-type="string">
            <text:p>7.21E−04</text:p>
          </table:table-cell>
          <table:table-cell office:value-type="string">
            <text:p>5.30E−04</text:p>
          </table:table-cell>
          <table:table-cell office:value-type="string">
            <text:p>5.83E−04</text:p>
          </table:table-cell>
          <table:table-cell office:value-type="string">
            <text:p>5.75E−04</text:p>
          </table:table-cell>
        </table:table-row>
        <table:table-row table:style-name="ro1">
          <table:table-cell office:value-type="string">
            <text:p>58Fe</text:p>
          </table:table-cell>
          <table:table-cell office:value-type="string">
            <text:p>5.68E−05</text:p>
          </table:table-cell>
          <table:table-cell office:value-type="string">
            <text:p>1.31E−05</text:p>
          </table:table-cell>
          <table:table-cell office:value-type="string">
            <text:p>1.55E−05</text:p>
          </table:table-cell>
          <table:table-cell office:value-type="string">
            <text:p>4.99E−05</text:p>
          </table:table-cell>
          <table:table-cell office:value-type="string">
            <text:p>7.78E−05</text:p>
          </table:table-cell>
          <table:table-cell office:value-type="string">
            <text:p>9.28E−05</text:p>
          </table:table-cell>
          <table:table-cell office:value-type="string">
            <text:p>1.02E−04</text:p>
          </table:table-cell>
        </table:table-row>
        <table:table-row table:style-name="ro1">
          <table:table-cell office:value-type="string">
            <text:p>59Co</text:p>
          </table:table-cell>
          <table:table-cell office:value-type="string">
            <text:p>8.91E−05</text:p>
          </table:table-cell>
          <table:table-cell office:value-type="string">
            <text:p>2.32E−04</text:p>
          </table:table-cell>
          <table:table-cell office:value-type="string">
            <text:p>6.30E−05</text:p>
          </table:table-cell>
          <table:table-cell office:value-type="string">
            <text:p>6.21E−05</text:p>
          </table:table-cell>
          <table:table-cell office:value-type="string">
            <text:p>3.42E−05</text:p>
          </table:table-cell>
          <table:table-cell office:value-type="string">
            <text:p>5.39E−05</text:p>
          </table:table-cell>
          <table:table-cell office:value-type="string">
            <text:p>4.42E−05</text:p>
          </table:table-cell>
        </table:table-row>
        <table:table-row table:style-name="ro1">
          <table:table-cell office:value-type="string">
            <text:p>58Ni</text:p>
          </table:table-cell>
          <table:table-cell office:value-type="string">
            <text:p>5.09E−04</text:p>
          </table:table-cell>
          <table:table-cell office:value-type="string">
            <text:p>9.11E−04</text:p>
          </table:table-cell>
          <table:table-cell office:value-type="string">
            <text:p>1.76E−03</text:p>
          </table:table-cell>
          <table:table-cell office:value-type="string">
            <text:p>3.54E−04</text:p>
          </table:table-cell>
          <table:table-cell office:value-type="string">
            <text:p>2.51E−04</text:p>
          </table:table-cell>
          <table:table-cell office:value-type="string">
            <text:p>3.79E−04</text:p>
          </table:table-cell>
          <table:table-cell office:value-type="string">
            <text:p>7.80E−04</text:p>
          </table:table-cell>
        </table:table-row>
        <table:table-row table:style-name="ro1">
          <table:table-cell office:value-type="string">
            <text:p>60Ni</text:p>
          </table:table-cell>
          <table:table-cell office:value-type="string">
            <text:p>1.62E−03</text:p>
          </table:table-cell>
          <table:table-cell office:value-type="string">
            <text:p>2.57E−03</text:p>
          </table:table-cell>
          <table:table-cell office:value-type="string">
            <text:p>1.17E−03</text:p>
          </table:table-cell>
          <table:table-cell office:value-type="string">
            <text:p>2.95E−04</text:p>
          </table:table-cell>
          <table:table-cell office:value-type="string">
            <text:p>6.57E−05</text:p>
          </table:table-cell>
          <table:table-cell office:value-type="string">
            <text:p>1.94E−04</text:p>
          </table:table-cell>
          <table:table-cell office:value-type="string">
            <text:p>1.01E−04</text:p>
          </table:table-cell>
        </table:table-row>
        <table:table-row table:style-name="ro1">
          <table:table-cell office:value-type="string">
            <text:p>61Ni</text:p>
          </table:table-cell>
          <table:table-cell office:value-type="string">
            <text:p>5.05E−05</text:p>
          </table:table-cell>
          <table:table-cell office:value-type="string">
            <text:p>6.92E−05</text:p>
          </table:table-cell>
          <table:table-cell office:value-type="string">
            <text:p>4.63E−05</text:p>
          </table:table-cell>
          <table:table-cell office:value-type="string">
            <text:p>1.22E−05</text:p>
          </table:table-cell>
          <table:table-cell office:value-type="string">
            <text:p>1.57E−05</text:p>
          </table:table-cell>
          <table:table-cell office:value-type="string">
            <text:p>2.10E−05</text:p>
          </table:table-cell>
          <table:table-cell office:value-type="string">
            <text:p>2.06E−05</text:p>
          </table:table-cell>
        </table:table-row>
        <table:table-row table:style-name="ro1">
          <table:table-cell office:value-type="string">
            <text:p>62Ni</text:p>
          </table:table-cell>
          <table:table-cell office:value-type="string">
            <text:p>1.01E−04</text:p>
          </table:table-cell>
          <table:table-cell office:value-type="string">
            <text:p>1.87E−04</text:p>
          </table:table-cell>
          <table:table-cell office:value-type="string">
            <text:p>2.97E−04</text:p>
          </table:table-cell>
          <table:table-cell office:value-type="string">
            <text:p>2.53E−05</text:p>
          </table:table-cell>
          <table:table-cell office:value-type="string">
            <text:p>3.71E−05</text:p>
          </table:table-cell>
          <table:table-cell office:value-type="string">
            <text:p>5.15E−05</text:p>
          </table:table-cell>
          <table:table-cell office:value-type="string">
            <text:p>7.60E−05</text:p>
          </table:table-cell>
        </table:table-row>
        <table:table-row table:style-name="ro1">
          <table:table-cell office:value-type="string">
            <text:p>64Ni</text:p>
          </table:table-cell>
          <table:table-cell office:value-type="string">
            <text:p>1.62E−05</text:p>
          </table:table-cell>
          <table:table-cell office:value-type="string">
            <text:p>1.83E−06</text:p>
          </table:table-cell>
          <table:table-cell office:value-type="string">
            <text:p>2.30E−06</text:p>
          </table:table-cell>
          <table:table-cell office:value-type="string">
            <text:p>2.37E−05</text:p>
          </table:table-cell>
          <table:table-cell office:value-type="string">
            <text:p>4.32E−05</text:p>
          </table:table-cell>
          <table:table-cell office:value-type="string">
            <text:p>6.46E−05</text:p>
          </table:table-cell>
          <table:table-cell office:value-type="string">
            <text:p>7.83E−05</text:p>
          </table:table-cell>
        </table:table-row>
        <table:table-row table:style-name="ro1">
          <table:table-cell office:value-type="string">
            <text:p>63Cu</text:p>
          </table:table-cell>
          <table:table-cell office:value-type="string">
            <text:p>8.05E−06</text:p>
          </table:table-cell>
          <table:table-cell office:value-type="string">
            <text:p>5.47E−06</text:p>
          </table:table-cell>
          <table:table-cell office:value-type="string">
            <text:p>2.78E−06</text:p>
          </table:table-cell>
          <table:table-cell office:value-type="string">
            <text:p>9.64E−06</text:p>
          </table:table-cell>
          <table:table-cell office:value-type="string">
            <text:p>1.44E−05</text:p>
          </table:table-cell>
          <table:table-cell office:value-type="string">
            <text:p>1.97E−05</text:p>
          </table:table-cell>
          <table:table-cell office:value-type="string">
            <text:p>1.40E−05</text:p>
          </table:table-cell>
        </table:table-row>
        <table:table-row table:style-name="ro1">
          <table:table-cell office:value-type="string">
            <text:p>65Cu</text:p>
          </table:table-cell>
          <table:table-cell office:value-type="string">
            <text:p>4.85E−06</text:p>
          </table:table-cell>
          <table:table-cell office:value-type="string">
            <text:p>8.85E−07</text:p>
          </table:table-cell>
          <table:table-cell office:value-type="string">
            <text:p>1.14E−06</text:p>
          </table:table-cell>
          <table:table-cell office:value-type="string">
            <text:p>8.05E−06</text:p>
          </table:table-cell>
          <table:table-cell office:value-type="string">
            <text:p>1.49E−05</text:p>
          </table:table-cell>
          <table:table-cell office:value-type="string">
            <text:p>2.23E−05</text:p>
          </table:table-cell>
          <table:table-cell office:value-type="string">
            <text:p>2.90E−05</text:p>
          </table:table-cell>
        </table:table-row>
        <table:table-row table:style-name="ro1">
          <table:table-cell office:value-type="string">
            <text:p>64Zn</text:p>
          </table:table-cell>
          <table:table-cell office:value-type="string">
            <text:p>7.15E−05</text:p>
          </table:table-cell>
          <table:table-cell office:value-type="string">
            <text:p>6.50E−05</text:p>
          </table:table-cell>
          <table:table-cell office:value-type="string">
            <text:p>5.32E−05</text:p>
          </table:table-cell>
          <table:table-cell office:value-type="string">
            <text:p>1.17E−05</text:p>
          </table:table-cell>
          <table:table-cell office:value-type="string">
            <text:p>9.03E−06</text:p>
          </table:table-cell>
          <table:table-cell office:value-type="string">
            <text:p>1.61E−05</text:p>
          </table:table-cell>
          <table:table-cell office:value-type="string">
            <text:p>1.29E−05</text:p>
          </table:table-cell>
        </table:table-row>
        <table:table-row table:style-name="ro1">
          <table:table-cell office:value-type="string">
            <text:p>66Zn</text:p>
          </table:table-cell>
          <table:table-cell office:value-type="string">
            <text:p>9.89E−06</text:p>
          </table:table-cell>
          <table:table-cell office:value-type="string">
            <text:p>3.96E−06</text:p>
          </table:table-cell>
          <table:table-cell office:value-type="string">
            <text:p>7.73E−06</text:p>
          </table:table-cell>
          <table:table-cell office:value-type="string">
            <text:p>1.12E−05</text:p>
          </table:table-cell>
          <table:table-cell office:value-type="string">
            <text:p>1.93E−05</text:p>
          </table:table-cell>
          <table:table-cell office:value-type="string">
            <text:p>3.09E−05</text:p>
          </table:table-cell>
          <table:table-cell office:value-type="string">
            <text:p>4.78E−05</text:p>
          </table:table-cell>
        </table:table-row>
        <table:table-row table:style-name="ro1">
          <table:table-cell office:value-type="string">
            <text:p>67Zn</text:p>
          </table:table-cell>
          <table:table-cell office:value-type="string">
            <text:p>1.04E−06</text:p>
          </table:table-cell>
          <table:table-cell office:value-type="string">
            <text:p>1.41E−07</text:p>
          </table:table-cell>
          <table:table-cell office:value-type="string">
            <text:p>1.87E−07</text:p>
          </table:table-cell>
          <table:table-cell office:value-type="string">
            <text:p>2.04E−06</text:p>
          </table:table-cell>
          <table:table-cell office:value-type="string">
            <text:p>3.86E−06</text:p>
          </table:table-cell>
          <table:table-cell office:value-type="string">
            <text:p>6.06E−06</text:p>
          </table:table-cell>
          <table:table-cell office:value-type="string">
            <text:p>4.18E−06</text:p>
          </table:table-cell>
        </table:table-row>
        <table:table-row table:style-name="ro1">
          <table:table-cell office:value-type="string">
            <text:p>68Zn</text:p>
          </table:table-cell>
          <table:table-cell office:value-type="string">
            <text:p>6.87E−06</text:p>
          </table:table-cell>
          <table:table-cell office:value-type="string">
            <text:p>5.82E−07</text:p>
          </table:table-cell>
          <table:table-cell office:value-type="string">
            <text:p>7.86E−07</text:p>
          </table:table-cell>
          <table:table-cell office:value-type="string">
            <text:p>9.86E−06</text:p>
          </table:table-cell>
          <table:table-cell office:value-type="string">
            <text:p>1.86E−05</text:p>
          </table:table-cell>
          <table:table-cell office:value-type="string">
            <text:p>3.15E−05</text:p>
          </table:table-cell>
          <table:table-cell office:value-type="string">
            <text:p>4.63E−05</text:p>
          </table:table-cell>
        </table:table-row>
        <table:table-row table:style-name="ro1">
          <table:table-cell office:value-type="string">
            <text:p>70Zn</text:p>
          </table:table-cell>
          <table:table-cell office:value-type="string">
            <text:p>2.29E−07</text:p>
          </table:table-cell>
          <table:table-cell office:value-type="string">
            <text:p>1.05E−08</text:p>
          </table:table-cell>
          <table:table-cell office:value-type="string">
            <text:p>1.75E−08</text:p>
          </table:table-cell>
          <table:table-cell office:value-type="string">
            <text:p>2.86E−08</text:p>
          </table:table-cell>
          <table:table-cell office:value-type="string">
            <text:p>2.35E−08</text:p>
          </table:table-cell>
          <table:table-cell office:value-type="string">
            <text:p>7.37E−08</text:p>
          </table:table-cell>
          <table:table-cell office:value-type="string">
            <text:p>1.39E−07</text:p>
          </table:table-cell>
        </table:table-row>
        <table:table-row table:style-name="ro1">
          <table:table-cell office:value-type="string">
            <text:p>69Ga</text:p>
          </table:table-cell>
          <table:table-cell office:value-type="string">
            <text:p>7.11E−07</text:p>
          </table:table-cell>
          <table:table-cell office:value-type="string">
            <text:p>7.43E−08</text:p>
          </table:table-cell>
          <table:table-cell office:value-type="string">
            <text:p>1.13E−07</text:p>
          </table:table-cell>
          <table:table-cell office:value-type="string">
            <text:p>1.24E−06</text:p>
          </table:table-cell>
          <table:table-cell office:value-type="string">
            <text:p>2.33E−06</text:p>
          </table:table-cell>
          <table:table-cell office:value-type="string">
            <text:p>3.73E−06</text:p>
          </table:table-cell>
          <table:table-cell office:value-type="string">
            <text:p>4.73E−06</text:p>
          </table:table-cell>
        </table:table-row>
        <table:table-row table:style-name="ro1">
          <table:table-cell office:value-type="string">
            <text:p>71Ga</text:p>
          </table:table-cell>
          <table:table-cell office:value-type="string">
            <text:p>6.34E−07</text:p>
          </table:table-cell>
          <table:table-cell office:value-type="string">
            <text:p>5.13E−08</text:p>
          </table:table-cell>
          <table:table-cell office:value-type="string">
            <text:p>7.70E−08</text:p>
          </table:table-cell>
          <table:table-cell office:value-type="string">
            <text:p>1.09E−06</text:p>
          </table:table-cell>
          <table:table-cell office:value-type="string">
            <text:p>2.01E−06</text:p>
          </table:table-cell>
          <table:table-cell office:value-type="string">
            <text:p>3.84E−06</text:p>
          </table:table-cell>
          <table:table-cell office:value-type="string">
            <text:p>5.45E−0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2012/05/10</text:date>, <text:time>18:40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osuke Asano</meta:initial-creator>
    <meta:creation-date>2012-05-10T18:38:37</meta:creation-date>
    <dc:date>2012-05-10T18:40:44</dc:date>
    <dc:creator>Ryosuke Asano</dc:creator>
    <meta:editing-duration>PT2M7S</meta:editing-duration>
    <meta:editing-cycles>1</meta:editing-cycles>
    <meta:document-statistic meta:table-count="3" meta:cell-count="664" meta:object-count="0"/>
    <meta:generator>LibreOffice/3.4$Unix LibreOffice_project/340m1$Build-402</meta:generator>
  </office:meta>
</office:document-meta>
</file>